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484cm" fo:min-width="2.393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484cm" fo:min-width="2.39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23cm" fo:min-width="4.044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11.053cm" fo:min-width="4.199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2.036cm" fo:min-width="4.199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2.008cm" fo:min-width="4.171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 draw:opacity="50%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 draw:opacity="50%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921cm" svg:height="0.762cm" svg:x="2.117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762cm" svg:x="2.11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762cm" svg:x="2.117cm" svg:y="5.3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0.725cm" svg:x="2.371cm" svg:y="3.921cm">
          <draw:text-box>
            <text:p text:style-name="P2"><text:span text:style-name="T1">task_</text:span><text:span text:style-name="T1">struct</text:span></text:p>
          </draw:text-box>
        </draw:frame>
        <draw:frame draw:style-name="gr3" draw:text-style-name="P3" draw:layer="layout" svg:width="1.524cm" svg:height="0.762cm" svg:x="2.879cm" svg:y="4.556cm">
          <draw:text-box>
            <text:p text:style-name="P2"><text:span text:style-name="T1">…</text:span><text:span text:style-name="T1">...</text:span></text:p>
          </draw:text-box>
        </draw:frame>
        <draw:frame draw:style-name="gr3" draw:text-style-name="P3" draw:layer="layout" svg:width="1.524cm" svg:height="0.762cm" svg:x="2.879cm" svg:y="6.08cm">
          <draw:text-box>
            <text:p text:style-name="P2"><text:span text:style-name="T1">…</text:span><text:span text:style-name="T1">...</text:span></text:p>
          </draw:text-box>
        </draw:frame>
        <draw:frame draw:style-name="gr3" draw:text-style-name="P5" draw:layer="layout" svg:width="2.921cm" svg:height="0.762cm" svg:x="2.117cm" svg:y="5.318cm">
          <draw:text-box>
            <text:p text:style-name="P4"><text:span text:style-name="T1">mm</text:span></text:p>
          </draw:text-box>
        </draw:frame>
        <draw:custom-shape draw:style-name="gr1" draw:text-style-name="P1" draw:layer="layout" svg:width="2.921cm" svg:height="0.762cm" svg:x="6.435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762cm" svg:x="6.435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762cm" svg:x="6.435cm" svg:y="5.3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67cm" svg:height="0.725cm" svg:x="6.562cm" svg:y="3.921cm">
          <draw:text-box>
            <text:p text:style-name="P2"><text:span text:style-name="T1">mm_struct</text:span></text:p>
          </draw:text-box>
        </draw:frame>
        <draw:frame draw:style-name="gr3" draw:text-style-name="P5" draw:layer="layout" svg:width="2.921cm" svg:height="0.762cm" svg:x="6.435cm" svg:y="4.556cm">
          <draw:text-box>
            <text:p text:style-name="P4"><text:span text:style-name="T1">count</text:span></text:p>
          </draw:text-box>
        </draw:frame>
        <draw:frame draw:style-name="gr3" draw:text-style-name="P5" draw:layer="layout" svg:width="2.921cm" svg:height="0.762cm" svg:x="6.435cm" svg:y="5.318cm">
          <draw:text-box>
            <text:p text:style-name="P4"><text:span text:style-name="T1">pgd</text:span></text:p>
          </draw:text-box>
        </draw:frame>
        <draw:frame draw:style-name="gr3" draw:text-style-name="P5" draw:layer="layout" svg:width="2.921cm" svg:height="0.762cm" svg:x="6.435cm" svg:y="6.08cm">
          <draw:text-box>
            <text:p text:style-name="P4"><text:span text:style-name="T1">…</text:span><text:span text:style-name="T1">...</text:span></text:p>
          </draw:text-box>
        </draw:frame>
        <draw:custom-shape draw:style-name="gr4" draw:text-style-name="P7" draw:layer="layout" svg:width="2.921cm" svg:height="0.762cm" svg:x="6.435cm" svg:y="6.842cm">
          <text:p text:style-name="P6"><text:span text:style-name="T1">mma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6.435cm" svg:y="7.604cm">
          <text:p text:style-name="P6"><text:span text:style-name="T1">mmap_avl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6.435cm" svg:y="8.366cm">
          <text:p text:style-name="P4"><text:span text:style-name="T1">mmap_se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0.753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0.753cm" svg:y="4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0.753cm" svg:y="3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0.753cm" svg:y="5.1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762cm" svg:x="11.388cm" svg:y="3.032cm">
          <draw:text-box>
            <text:p text:style-name="P2"><text:span text:style-name="T1">Page </text:span><text:span text:style-name="T1">directory</text:span></text:p>
          </draw:text-box>
        </draw:frame>
        <draw:custom-shape draw:style-name="gr1" draw:text-style-name="P1" draw:layer="layout" svg:width="2.921cm" svg:height="0.762cm" svg:x="11.769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9.128cm">
          <text:p text:style-name="P6"><text:span text:style-name="T1">vm_fla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762cm" svg:x="11.769cm" svg:y="8.36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429cm" svg:height="0.725cm" svg:x="11.388cm" svg:y="7.006cm">
          <draw:text-box>
            <text:p text:style-name="P2"><text:span text:style-name="T1">vm_area_str</text:span><text:span text:style-name="T1">uct</text:span></text:p>
          </draw:text-box>
        </draw:frame>
        <draw:frame draw:style-name="gr3" draw:text-style-name="P5" draw:layer="layout" svg:width="2.921cm" svg:height="0.762cm" svg:x="11.769cm" svg:y="7.604cm">
          <draw:text-box>
            <text:p text:style-name="P4"><text:span text:style-name="T1">vm_e</text:span><text:span text:style-name="T1">nd</text:span></text:p>
          </draw:text-box>
        </draw:frame>
        <draw:frame draw:style-name="gr3" draw:text-style-name="P5" draw:layer="layout" svg:width="2.921cm" svg:height="0.762cm" svg:x="11.769cm" svg:y="8.366cm">
          <draw:text-box>
            <text:p text:style-name="P4"><text:span text:style-name="T1">vm_start</text:span></text:p>
          </draw:text-box>
        </draw:frame>
        <draw:custom-shape draw:style-name="gr4" draw:text-style-name="P7" draw:layer="layout" svg:width="2.921cm" svg:height="0.762cm" svg:x="11.769cm" svg:y="9.89cm">
          <text:p text:style-name="P6"><text:span text:style-name="T1">vm_mod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0.652cm">
          <text:p text:style-name="P6"><text:span text:style-name="T1">vm_op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1.414cm">
          <text:p text:style-name="P4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2.176cm">
          <text:p text:style-name="P4"><text:span text:style-name="T1">vm_next</text:span></text:p>
          <draw:enhanced-geometry svg:viewBox="0 0 21600 21600" draw:type="rectangle" draw:enhanced-path="M 0 0 L 21600 0 21600 21600 0 21600 0 0 Z N"/>
        </draw:custom-shape>
        <draw:path draw:style-name="gr7" draw:text-style-name="P8" draw:layer="layout" svg:width="1.587cm" svg:height="0.75cm" draw:transform="rotate (1.1695451317614) translate (5.05227060948655cm 5.73272066036487cm)" svg:viewBox="0 0 1588 751" svg:d="M0 8c240-24 480 10 716 45 259 38 453 238 645 405l161 137 66 156">
          <text:p/>
        </draw:path>
        <draw:path draw:style-name="gr7" draw:text-style-name="P8" draw:layer="layout" svg:width="2.191cm" svg:height="1.041cm" draw:transform="rotate (0.556760031386191) translate (8.80074766938388cm 4.81558922958834cm)" svg:viewBox="0 0 2192 1042" svg:d="M0 1039c227 9 466 4 672-115 173-99 359-197 477-371 110-165 278-284 444-392l211-90 245-71 143 22">
          <text:p/>
        </draw:path>
        <draw:path draw:style-name="gr7" draw:text-style-name="P8" draw:layer="layout" svg:width="2.186cm" svg:height="0.145cm" draw:transform="rotate (-0.219911485751285) translate (9.37080620754728cm 7.16391949193731cm)" svg:viewBox="0 0 2187 146" svg:d="M0 8c215-42 384 89 603 98 208 9 403 48 609 38 217-10 424-3 637-6l184-41 154-93">
          <text:p/>
        </draw:path>
        <draw:custom-shape draw:style-name="gr1" draw:text-style-name="P1" draw:layer="layout" svg:width="2.921cm" svg:height="0.762cm" svg:x="11.769cm" svg:y="14.0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5.568cm">
          <text:p text:style-name="P6"><text:span text:style-name="T1">vm_flag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762cm" svg:x="11.769cm" svg:y="14.80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429cm" svg:height="0.725cm" svg:x="11.388cm" svg:y="13.446cm">
          <draw:text-box>
            <text:p text:style-name="P2"><text:span text:style-name="T1">vm_area_struct</text:span></text:p>
          </draw:text-box>
        </draw:frame>
        <draw:frame draw:style-name="gr3" draw:text-style-name="P5" draw:layer="layout" svg:width="2.921cm" svg:height="0.762cm" svg:x="11.769cm" svg:y="14.044cm">
          <draw:text-box>
            <text:p text:style-name="P4"><text:span text:style-name="T1">vm_end</text:span></text:p>
          </draw:text-box>
        </draw:frame>
        <draw:frame draw:style-name="gr3" draw:text-style-name="P5" draw:layer="layout" svg:width="2.921cm" svg:height="0.762cm" svg:x="11.769cm" svg:y="14.806cm">
          <draw:text-box>
            <text:p text:style-name="P4"><text:span text:style-name="T1">vm_start</text:span></text:p>
          </draw:text-box>
        </draw:frame>
        <draw:custom-shape draw:style-name="gr4" draw:text-style-name="P7" draw:layer="layout" svg:width="2.921cm" svg:height="0.762cm" svg:x="11.769cm" svg:y="16.33cm">
          <text:p text:style-name="P6"><text:span text:style-name="T1">vm_mod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7.092cm">
          <text:p text:style-name="P6"><text:span text:style-name="T1">vm_op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7.854cm">
          <text:p text:style-name="P4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21cm" svg:height="0.762cm" svg:x="11.769cm" svg:y="18.616cm">
          <text:p text:style-name="P4"><text:span text:style-name="T1">vm_next</text:span></text:p>
          <draw:enhanced-geometry svg:viewBox="0 0 21600 21600" draw:type="rectangle" draw:enhanced-path="M 0 0 L 21600 0 21600 21600 0 21600 0 0 Z N"/>
        </draw:custom-shape>
        <draw:path draw:style-name="gr7" draw:text-style-name="P8" draw:layer="layout" svg:width="4.348cm" svg:height="2.705cm" draw:transform="rotate (-0.245044226980004) translate (11.3533466811975cm 11.6323549961905cm)" svg:viewBox="0 0 4349 2706" svg:d="M3428 0c214 39 432 48 647 92 210 43 426 393 128 513-188 76-362 187-568 221-224 36-440 118-660 165-223 47-445 100-656 183s-420 138-632 197c-212 60-428 107-642 161-211 53-412 126-605 229-187 99-372 228-422 495-35 189-47 470 229 448 207-15 397-75 596-109l184-46 37-9">
          <text:p/>
        </draw:path>
        <draw:custom-shape draw:style-name="gr5" draw:text-style-name="P1" draw:layer="layout" svg:width="4.572cm" svg:height="0.508cm" svg:x="16.621cm" svg:y="3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6.621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6.621cm" svg:y="2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0.508cm" svg:x="16.621cm" svg:y="4.04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556cm" svg:height="1.339cm" svg:x="17.129cm" svg:y="1.254cm">
          <draw:text-box>
            <text:p text:style-name="P4"><text:span text:style-name="T1">物理内存</text:span></text:p>
            <text:p text:style-name="P4"><text:span text:style-name="T1">mem_map</text:span></text:p>
          </draw:text-box>
        </draw:frame>
        <draw:path draw:style-name="gr8" draw:text-style-name="P8" draw:layer="layout" svg:width="2.244cm" svg:height="0.612cm" draw:transform="rotate (0.843168561638461) translate (14.8613049611946cm 4.64635186895564cm)" svg:viewBox="0 0 2245 613" svg:d="M0 613c306-41 699 44 914-248 188-255 517-325 809-365l292 130 213 200 17 19">
          <text:p/>
        </draw:path>
        <draw:custom-shape draw:style-name="gr9" draw:text-style-name="P1" draw:layer="layout" svg:width="4.699cm" svg:height="11.303cm" svg:x="17.129cm" svg:y="6.58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175cm" svg:height="1.016cm" svg:x="17.764cm" svg:y="5.699cm">
          <draw:text-box>
            <text:p text:style-name="P2"><text:span text:style-name="T1">进程虚拟内存</text:span></text:p>
          </draw:text-box>
        </draw:frame>
        <draw:custom-shape draw:style-name="gr11" draw:text-style-name="P10" draw:layer="layout" svg:width="4.699cm" svg:height="2.286cm" svg:x="17.129cm" svg:y="13.319cm">
          <text:p text:style-name="P9"><text:span text:style-name="T1">代码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699cm" svg:height="2.286cm" svg:x="17.129cm" svg:y="7.731cm">
          <text:p text:style-name="P9"><text:span text:style-name="T1">数据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847cm" svg:height="0.725cm" svg:x="21.775cm" svg:y="17.129cm">
          <draw:text-box>
            <text:p text:style-name="P2"><text:span text:style-name="T1">0x00000000</text:span></text:p>
          </draw:text-box>
        </draw:frame>
        <draw:frame draw:style-name="gr13" draw:text-style-name="P3" draw:layer="layout" svg:width="2.847cm" svg:height="0.725cm" svg:x="21.701cm" svg:y="14.753cm">
          <draw:text-box>
            <text:p text:style-name="P2"><text:span text:style-name="T1">0x00104800</text:span></text:p>
          </draw:text-box>
        </draw:frame>
        <draw:frame draw:style-name="gr13" draw:text-style-name="P3" draw:layer="layout" svg:width="2.94cm" svg:height="0.725cm" svg:x="21.701cm" svg:y="9.165cm">
          <draw:text-box>
            <text:p text:style-name="P2"><text:span text:style-name="T1">0x008059BB</text:span></text:p>
          </draw:text-box>
        </draw:frame>
        <draw:path draw:style-name="gr7" draw:text-style-name="P8" draw:layer="layout" svg:width="2.296cm" svg:height="0.413cm" draw:transform="rotate (-0.108734012399247) translate (14.7285685996119cm 7.4767301871748cm)" svg:viewBox="0 0 2297 414" svg:d="M0 411c283 15 566-20 845-66 289-49 590-78 853-226l287-58 286-58 26-3">
          <text:p/>
        </draw:path>
        <draw:path draw:style-name="gr7" draw:text-style-name="P8" draw:layer="layout" svg:width="2.492cm" svg:height="0.661cm" draw:transform="rotate (-0.727627765156436) translate (15.1771886715641cm 8.26376942276887cm)" svg:viewBox="0 0 2493 662" svg:d="M0 662c362-43 730 32 1090-50 314-71 633-139 933-264l253-154 217-194">
          <text:p/>
        </draw:path>
        <draw:path draw:style-name="gr7" draw:text-style-name="P8" draw:layer="layout" svg:width="2.303cm" svg:height="1.148cm" draw:transform="rotate (0.894132175796695) translate (14.7006816178736cm 14.4915158582146cm)" svg:viewBox="0 0 2304 1149" svg:d="M0 12c329-44 687 29 968 276 251 220 532 414 868 490l265 160 203 211">
          <text:p/>
        </draw:path>
        <draw:path draw:style-name="gr7" draw:text-style-name="P8" draw:layer="layout" svg:width="2.343cm" svg:height="0.908cm" draw:transform="rotate (-0.518013721991917) translate (15.1601582361411cm 14.3971480913449cm)" svg:viewBox="0 0 2344 909" svg:d="M0 909c388-61 794-75 1159-264 290-152 572-315 864-462l230-131 91-5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marker-end="Arrow" draw:fill="none" draw:fill-gradient-name="Gradient_20_2" draw:fill-hatch-name="Hatching_20_91" draw:fill-image-name="Bitmap_20_1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09:59:20.425586048</meta:creation-date>
    <dc:date>2020-03-06T10:39:28.866590380</dc:date>
    <meta:editing-duration>PT8M43S</meta:editing-duration>
    <meta:editing-cycles>1</meta:editing-cycles>
    <meta:document-statistic meta:object-count="63"/>
    <meta:generator>LibreOffice/6.0.7.3$Linux_X86_64 LibreOffice_project/00m0$Build-3</meta:generator>
  </office:meta>
</office:document-meta>
</file>